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DocumentSuppliedResources.DSCCommentDocumentSuppliedResources( Collection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DocumentSuppliedResources.DSCCommentDocumentSupplied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DocumentSuppliedResource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